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DependenciesBean.getSpou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Spou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, IndexedTestBea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DependenciesBean.ConstructorDependenciesBean( TestBean spous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